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3.0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47in" svg:height="5.2181in" svg:x="5.5465in" svg:y="0.8157in">
            <draw:object draw:notify-on-update-of-ranges="Sheet1.A2:Sheet1.A16 Sheet1.B1:Sheet1.B1 Sheet1.B2:Sheet1.B16 Sheet1.C1:Sheet1.C1 Sheet1.C2:Sheet1.C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Test Set</text:p>
          </table:table-cell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343.004568" calcext:value-type="float">
            <text:p>-343.004568</text:p>
          </table:table-cell>
          <table:table-cell office:value-type="float" office:value="-47.317704" calcext:value-type="float">
            <text:p>-47.317704</text:p>
          </table:table-cell>
          <table:table-cell table:number-columns-repeated="1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213.733757" calcext:value-type="float">
            <text:p>-213.733757</text:p>
          </table:table-cell>
          <table:table-cell office:value-type="float" office:value="-33.521391" calcext:value-type="float">
            <text:p>-33.521391</text:p>
          </table:table-cell>
          <table:table-cell table:number-columns-repeated="1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163.415659" calcext:value-type="float">
            <text:p>-163.415659</text:p>
          </table:table-cell>
          <table:table-cell office:value-type="float" office:value="-28.544089" calcext:value-type="float">
            <text:p>-28.544089</text:p>
          </table:table-cell>
          <table:table-cell table:number-columns-repeated="1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136.027169" calcext:value-type="float">
            <text:p>-136.027169</text:p>
          </table:table-cell>
          <table:table-cell office:value-type="float" office:value="-25.863715" calcext:value-type="float">
            <text:p>-25.863715</text:p>
          </table:table-cell>
          <table:table-cell table:number-columns-repeated="1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118.981468" calcext:value-type="float">
            <text:p>-118.981468</text:p>
          </table:table-cell>
          <table:table-cell office:value-type="float" office:value="-24.324909" calcext:value-type="float">
            <text:p>-24.324909</text:p>
          </table:table-cell>
          <table:table-cell table:number-columns-repeated="1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107.058794" calcext:value-type="float">
            <text:p>-107.058794</text:p>
          </table:table-cell>
          <table:table-cell office:value-type="float" office:value="-23.447194" calcext:value-type="float">
            <text:p>-23.447194</text:p>
          </table:table-cell>
          <table:table-cell table:number-columns-repeated="1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98.459906" calcext:value-type="float">
            <text:p>-98.459906</text:p>
          </table:table-cell>
          <table:table-cell office:value-type="float" office:value="-23.58754" calcext:value-type="float">
            <text:p>-23.58754</text:p>
          </table:table-cell>
          <table:table-cell table:number-columns-repeated="1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95.81099" calcext:value-type="float">
            <text:p>-95.81099</text:p>
          </table:table-cell>
          <table:table-cell office:value-type="float" office:value="-25.595947" calcext:value-type="float">
            <text:p>-25.595947</text:p>
          </table:table-cell>
          <table:table-cell table:number-columns-repeated="1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96.10368" calcext:value-type="float">
            <text:p>-96.10368</text:p>
          </table:table-cell>
          <table:table-cell office:value-type="float" office:value="-28.669814" calcext:value-type="float">
            <text:p>-28.669814</text:p>
          </table:table-cell>
          <table:table-cell table:number-columns-repeated="1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97.797748" calcext:value-type="float">
            <text:p>-97.797748</text:p>
          </table:table-cell>
          <table:table-cell office:value-type="float" office:value="-31.321424" calcext:value-type="float">
            <text:p>-31.321424</text:p>
          </table:table-cell>
          <table:table-cell table:number-columns-repeated="1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98.062658" calcext:value-type="float">
            <text:p>-98.062658</text:p>
          </table:table-cell>
          <table:table-cell office:value-type="float" office:value="-32.659601" calcext:value-type="float">
            <text:p>-32.659601</text:p>
          </table:table-cell>
          <table:table-cell table:number-columns-repeated="1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97.310238" calcext:value-type="float">
            <text:p>-97.310238</text:p>
          </table:table-cell>
          <table:table-cell office:value-type="float" office:value="-33.476774" calcext:value-type="float">
            <text:p>-33.476774</text:p>
          </table:table-cell>
          <table:table-cell table:number-columns-repeated="1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97.947406" calcext:value-type="float">
            <text:p>-97.947406</text:p>
          </table:table-cell>
          <table:table-cell office:value-type="float" office:value="-36.15119" calcext:value-type="float">
            <text:p>-36.15119</text:p>
          </table:table-cell>
          <table:table-cell table:number-columns-repeated="1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236.678429" calcext:value-type="float">
            <text:p>-236.678429</text:p>
          </table:table-cell>
          <table:table-cell office:value-type="float" office:value="-79.079929" calcext:value-type="float">
            <text:p>-79.079929</text:p>
          </table:table-cell>
          <table:table-cell table:number-columns-repeated="1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124.011418" calcext:value-type="float">
            <text:p>-124.011418</text:p>
          </table:table-cell>
          <table:table-cell office:value-type="float" office:value="-46.883628" calcext:value-type="float">
            <text:p>-46.883628</text:p>
          </table:table-cell>
          <table:table-cell table:number-columns-repeated="12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Train</text:p>
          </table:table-cell>
          <table:table-cell table:formula="of:=MAX([.B2:.B16])" office:value-type="float" office:value="-95.81099" calcext:value-type="float">
            <text:p>-95.8109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</text:p>
          </table:table-cell>
          <table:table-cell table:formula="of:=MAX([.C2:.C16])" office:value-type="float" office:value="-23.447194" calcext:value-type="float">
            <text:p>-23.447194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Chosen lambda value:</text:p>
          </table:table-cell>
        </table:table-row>
        <table:table-row table:style-name="ro1">
          <table:table-cell table:number-columns-repeated="14"/>
          <table:table-cell office:value-type="float" office:value="0.15" calcext:value-type="float">
            <text:p>0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21:50:29.033093790</meta:creation-date>
    <dc:date>2015-09-09T23:32:20.684004187</dc:date>
    <meta:editing-duration>PT1H26M18S</meta:editing-duration>
    <meta:editing-cycles>2</meta:editing-cycles>
    <meta:generator>LibreOffice/4.2.8.2$Linux_X86_64 LibreOffice_project/420m0$Build-2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4pt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8pt" style:font-size-asian="9pt" style:font-size-complex="9pt"/>
    </style:style>
    <style:style style:name="ch8" style:family="chart" style:data-style-name="N0">
      <style:chart-properties chart:display-label="true" chart:logarithmic="false" chart:minimum="-35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8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5cm" svg:height="13.255cm" xlink:href=".." xlink:type="simple" chart:class="chart:bar" chart:style-name="ch1">
        <chart:title svg:x="5.038cm" svg:y="0cm" chart:style-name="ch2">
          <text:p>Log Probability</text:p>
        </chart:title>
        <chart:subtitle svg:x="5.111cm" svg:y="1.015cm" chart:style-name="ch3">
          <text:p>As a function of step size</text:p>
        </chart:subtitle>
        <chart:legend svg:x="4.779cm" svg:y="8.629cm" style:legend-expansion="custom" chartooo:width="3.032cm" chartooo:height="1.194cm" style:legend-expansion-aspect-ratio="2.5393634840871" chart:style-name="ch4"/>
        <chart:plot-area chart:style-name="ch5" table:cell-range-address="Sheet1.A1:Sheet1.C16" chart:data-source-has-labels="both" svg:x="1.143cm" svg:y="2.735cm" svg:width="13.098cm" svg:height="10.315cm">
          <chartooo:coordinate-region svg:x="2.055cm" svg:y="3.233cm" svg:width="12.186cm" svg:height="9.618cm"/>
          <chart:axis chart:dimension="x" chart:name="primary-x" chart:style-name="ch6" chartooo:axis-type="auto">
            <chartooo:date-scale/>
            <chart:title svg:x="5.23cm" svg:y="1.822cm" chart:style-name="ch7">
              <text:p>Step size (lambda)</text:p>
            </chart:title>
            <chart:categories table:cell-range-address="Sheet1.A2:Sheet1.A16"/>
          </chart:axis>
          <chart:axis chart:dimension="y" chart:name="primary-y" chart:style-name="ch8">
            <chart:title svg:x="0cm" svg:y="9.787cm" chart:style-name="ch9">
              <text:p>Log Probability</text:p>
            </chart:title>
            <chart:grid chart:style-name="ch10" chart:class="major"/>
          </chart:axis>
          <chart:series chart:style-name="ch11" chart:values-cell-range-address="Sheet1.B2:Sheet1.B16" chart:label-cell-address="Sheet1.B1:Sheet1.B1" chart:class="chart:bar">
            <chart:data-point chart:repeated="15"/>
          </chart:series>
          <chart:series chart:style-name="ch12" chart:values-cell-range-address="Sheet1.C2:Sheet1.C16" chart:label-cell-address="Sheet1.C1:Sheet1.C1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Set</text:p>
                <draw:g>
                  <svg:desc>Sheet1.B1:Sheet1.B1</svg:desc>
                </draw:g>
              </table:table-cell>
              <table:table-cell office:value-type="string">
                <text:p>Test Se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2:Sheet1.A16</svg:desc>
                </draw:g>
              </table:table-cell>
              <table:table-cell office:value-type="float" office:value="-343.004568">
                <text:p>-343.004568</text:p>
                <draw:g>
                  <svg:desc>Sheet1.B2:Sheet1.B16</svg:desc>
                </draw:g>
              </table:table-cell>
              <table:table-cell office:value-type="float" office:value="-47.317704">
                <text:p>-47.317704</text:p>
                <draw:g>
                  <svg:desc>Sheet1.C2:Sheet1.C16</svg:desc>
                </draw:g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-213.733757">
                <text:p>-213.733757</text:p>
              </table:table-cell>
              <table:table-cell office:value-type="float" office:value="-33.521391">
                <text:p>-33.521391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-163.415659">
                <text:p>-163.415659</text:p>
              </table:table-cell>
              <table:table-cell office:value-type="float" office:value="-28.544089">
                <text:p>-28.544089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-136.027169">
                <text:p>-136.027169</text:p>
              </table:table-cell>
              <table:table-cell office:value-type="float" office:value="-25.863715">
                <text:p>-25.863715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-118.981468">
                <text:p>-118.981468</text:p>
              </table:table-cell>
              <table:table-cell office:value-type="float" office:value="-24.324909">
                <text:p>-24.324909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-107.058794">
                <text:p>-107.058794</text:p>
              </table:table-cell>
              <table:table-cell office:value-type="float" office:value="-23.447194">
                <text:p>-23.447194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-98.459906">
                <text:p>-98.459906</text:p>
              </table:table-cell>
              <table:table-cell office:value-type="float" office:value="-23.58754">
                <text:p>-23.58754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-95.81099">
                <text:p>-95.81099</text:p>
              </table:table-cell>
              <table:table-cell office:value-type="float" office:value="-25.595947">
                <text:p>-25.595947</text:p>
              </table:table-cell>
            </table:table-row>
            <table:table-row>
              <table:table-cell office:value-type="float" office:value="0.17">
                <text:p>0</text:p>
              </table:table-cell>
              <table:table-cell office:value-type="float" office:value="-96.10368">
                <text:p>-96.10368</text:p>
              </table:table-cell>
              <table:table-cell office:value-type="float" office:value="-28.669814">
                <text:p>-28.669814</text:p>
              </table:table-cell>
            </table:table-row>
            <table:table-row>
              <table:table-cell office:value-type="float" office:value="0.19">
                <text:p>0</text:p>
              </table:table-cell>
              <table:table-cell office:value-type="float" office:value="-97.797748">
                <text:p>-97.797748</text:p>
              </table:table-cell>
              <table:table-cell office:value-type="float" office:value="-31.321424">
                <text:p>-31.321424</text:p>
              </table:table-cell>
            </table:table-row>
            <table:table-row>
              <table:table-cell office:value-type="float" office:value="0.21">
                <text:p>0</text:p>
              </table:table-cell>
              <table:table-cell office:value-type="float" office:value="-98.062658">
                <text:p>-98.062658</text:p>
              </table:table-cell>
              <table:table-cell office:value-type="float" office:value="-32.659601">
                <text:p>-32.659601</text:p>
              </table:table-cell>
            </table:table-row>
            <table:table-row>
              <table:table-cell office:value-type="float" office:value="0.23">
                <text:p>0</text:p>
              </table:table-cell>
              <table:table-cell office:value-type="float" office:value="-97.310238">
                <text:p>-97.310238</text:p>
              </table:table-cell>
              <table:table-cell office:value-type="float" office:value="-33.476774">
                <text:p>-33.476774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-97.947406">
                <text:p>-97.947406</text:p>
              </table:table-cell>
              <table:table-cell office:value-type="float" office:value="-36.15119">
                <text:p>-36.15119</text:p>
              </table:table-cell>
            </table:table-row>
            <table:table-row>
              <table:table-cell office:value-type="float" office:value="0.27">
                <text:p>0</text:p>
              </table:table-cell>
              <table:table-cell office:value-type="float" office:value="-236.678429">
                <text:p>-236.678429</text:p>
              </table:table-cell>
              <table:table-cell office:value-type="float" office:value="-79.079929">
                <text:p>-79.079929</text:p>
              </table:table-cell>
            </table:table-row>
            <table:table-row>
              <table:table-cell office:value-type="float" office:value="0.29">
                <text:p>0</text:p>
              </table:table-cell>
              <table:table-cell office:value-type="float" office:value="-124.011418">
                <text:p>-124.011418</text:p>
              </table:table-cell>
              <table:table-cell office:value-type="float" office:value="-46.883628">
                <text:p>-46.883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